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officeooo:rsid="0025b180" officeooo:paragraph-rsid="0025b180"/>
    </style:style>
    <style:style style:name="P24" style:family="paragraph" style:parent-style-name="Standard">
      <style:paragraph-properties fo:text-align="start" style:justify-single-word="false"/>
      <style:text-properties officeooo:rsid="008a3d39" officeooo:paragraph-rsid="00854271"/>
    </style:style>
    <style:style style:name="P25" style:family="paragraph" style:parent-style-name="Standard">
      <style:paragraph-properties fo:text-align="start" style:justify-single-word="false"/>
      <style:text-properties style:font-name="Liberation Serif" officeooo:paragraph-rsid="00b75eb5"/>
    </style:style>
    <style:style style:name="P26"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7"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officeooo:rsid="001dc900"/>
    </style:style>
    <style:style style:name="T153" style:family="text">
      <style:text-properties fo:color="#cccccc" fo:font-style="normal" style:text-underline-style="none" officeooo:rsid="0025b180" fo:background-color="#1f1f1f" loext:char-shading-value="0" style:font-style-asian="normal" style:font-style-complex="normal"/>
    </style:style>
    <style:style style:name="T154"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55"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56"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5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58"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59"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60"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61"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62"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63"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64"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65"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66" style:family="text">
      <style:text-properties officeooo:rsid="002a6d10"/>
    </style:style>
    <style:style style:name="T167" style:family="text">
      <style:text-properties officeooo:rsid="002b21f0"/>
    </style:style>
    <style:style style:name="T168" style:family="text">
      <style:text-properties fo:color="#c9211e" fo:font-style="normal" style:text-underline-style="solid" style:text-underline-width="auto" style:text-underline-color="font-color" officeooo:rsid="002c87a5" style:font-style-asian="normal" style:font-style-complex="normal"/>
    </style:style>
    <style:style style:name="T169" style:family="text">
      <style:text-properties fo:color="#c9211e" fo:font-style="normal" style:text-underline-style="solid" style:text-underline-width="auto" style:text-underline-color="font-color" officeooo:rsid="004b5d9c" style:font-style-asian="normal" style:font-style-complex="normal"/>
    </style:style>
    <style:style style:name="T170" style:family="text">
      <style:text-properties fo:color="#c9211e" fo:font-style="normal" style:text-underline-style="solid" style:text-underline-width="auto" style:text-underline-color="font-color" officeooo:rsid="0068e4d6" style:font-style-asian="normal" style:font-style-complex="normal"/>
    </style:style>
    <style:style style:name="T171" style:family="text">
      <style:text-properties fo:color="#c9211e" fo:font-style="normal" style:text-underline-style="solid" style:text-underline-width="auto" style:text-underline-color="font-color" officeooo:rsid="006ecff0" style:font-style-asian="normal" style:font-style-complex="normal"/>
    </style:style>
    <style:style style:name="T172" style:family="text">
      <style:text-properties fo:color="#c9211e" fo:font-style="normal" style:text-underline-style="solid" style:text-underline-width="auto" style:text-underline-color="font-color" officeooo:rsid="00846e46" style:font-style-asian="normal" style:font-style-complex="normal"/>
    </style:style>
    <style:style style:name="T173" style:family="text">
      <style:text-properties fo:color="#c9211e" fo:font-style="normal" style:text-underline-style="none" officeooo:rsid="002c87a5" style:font-style-asian="normal" style:font-style-complex="normal"/>
    </style:style>
    <style:style style:name="T174" style:family="text">
      <style:text-properties fo:color="#c9211e" style:text-underline-style="solid" style:text-underline-width="auto" style:text-underline-color="font-color" officeooo:rsid="0071ac60"/>
    </style:style>
    <style:style style:name="T175"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176"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177" style:family="text">
      <style:text-properties officeooo:rsid="004ea784"/>
    </style:style>
    <style:style style:name="T178" style:family="text">
      <style:text-properties officeooo:rsid="0071ac60"/>
    </style:style>
    <style:style style:name="T179" style:family="text">
      <style:text-properties officeooo:rsid="00a13b76"/>
    </style:style>
    <style:style style:name="T180" style:family="text">
      <style:text-properties officeooo:rsid="00bb6a4d"/>
    </style:style>
    <style:style style:name="T181"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80">e-commerce</text:span></text:p>
      <text:p text:style-name="P1"/>
      <text:p text:style-name="P2">Projet <text:span text:style-name="T180">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7">- Migrations vers la base de données <text:span text:style-name="T177">avec </text:span><text:span text:style-name="T10">symfony console doctrine:migrations:migrate</text:span></text:p>
      <text:p text:style-name="P16">- <text:span text:style-name="T152">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53">        </text:span><text:span text:style-name="T158">&lt;</text:span><text:span text:style-name="T159">meta</text:span><text:span text:style-name="T157"> </text:span><text:span text:style-name="T160">name</text:span><text:span text:style-name="T157">=</text:span><text:span text:style-name="T165">"viewport"</text:span><text:span text:style-name="T157"> </text:span><text:span text:style-name="T160">content</text:span><text:span text:style-name="T157">=</text:span><text:span text:style-name="T165">"width=device-width, initial-scale=1.0"</text:span><text:span text:style-name="T158">&gt;</text:span></text:p>
      <text:p text:style-name="P18">pour le responsive dans le base.html.twig</text:p>
      <text:p text:style-name="P23"><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6">- <text:span text:style-name="T166">Ajout d’une navbar et d’un footer de test, depuis la doc bootstrap ( docs/components/navbar et copie du code, puis insertion dans le bloc body )</text:span></text:p>
      <text:p text:style-name="P16">- <text:span text:style-name="T167">Création d’un dossier partials pour éviter de saturer le base.html, et les appeler avec un include</text:span></text:p>
      <text:p text:style-name="P3"><text:span text:style-name="T14">- </text:span><text:span text:style-name="T22">Authentification avec la commande </text:span><text:span text:style-name="T168">symfony console make:auth </text:span><text:span text:style-name="T173">: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69">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70">addReference()</text:span><text:span text:style-name="T65">, puis la référence est récupérée grâce à un </text:span><text:span text:style-name="T170">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71">DependentFixtureInterface</text:span><text:span text:style-name="T69"> sur ImagesFixtures, et on instancie </text:span><text:span text:style-name="T171">getDependencies</text:span><text:span text:style-name="T69"> <text:s/></text:span></text:p>
      <text:p text:style-name="P20">pour définir les fixtures devant s’exécuter avant notre ImagesFixtures</text:p>
      <text:p text:style-name="P20">- <text:span text:style-name="T178">Création d’un contrôleur pour afficher le profile d’un utilisateur. On utilise la commande </text:span><text:span text:style-name="T174">symfony console make:controlleur ProfileControlleur</text:span><text:span text:style-name="T178">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72">symfony console make:migration</text:span><text:span text:style-name="T75"> puis </text:span><text:span text:style-name="T172">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4"><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1">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2">- Pour vérifier le mail, on utilise un JsonWebToken, qui permet de savoir si l’utilisateur est valide et si le mail de vérification est toujours valide, sans avoir à la stocker. <text:span text:style-name="T179">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5"><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5"><text:span text:style-name="T132">- </text:span><text:span text:style-name="T133">On met maintenant en place la fonctionnalité de mot de passe oublié, en commençant par modifier notre entité user et en le ajoutant un champ resetToken.</text:span></text:p>
      <text:p text:style-name="P25"><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6"><text:span text:style-name="T85">- </text:span><text:span text:style-name="T86">On continue la page de demande de changement de mot de passe en créant un formulaire ResetPasswordRequestFormType avec la commande </text:span><text:span text:style-name="T175">sy</text:span><text:span text:style-name="T176">m</text:span><text:span text:style-name="T175">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54">     {{ form(</text:span><text:span text:style-name="T161">requestPassForm</text:span><text:span text:style-name="T154">)}}.</text:span></text:p>
      <text:p text:style-name="P26"><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7"><text:span text:style-name="T88">- </text:span><text:span text:style-name="T89">En utilisant la synthaxe </text:span><text:span text:style-name="T154">{{ form(</text:span><text:span text:style-name="T161">requestPassForm</text:span><text:span text:style-name="T154">)}},</text:span><text:span text:style-name="T156"> </text:span><text:span text:style-name="T89">le bouton ne marche pas et se place avant notre champ email, il faut donc le modifier en le décomposant en </text:span><text:span text:style-name="T155">{{ form_start(</text:span><text:span text:style-name="T162">requestPassForm</text:span><text:span text:style-name="T155">)}}</text:span><text:span text:style-name="T89"> et </text:span><text:span text:style-name="T155">{{ form_end(</text:span><text:span text:style-name="T162">requestPassForm</text:span><text:span text:style-name="T155">)}}</text:span><text:span text:style-name="T89">, et en ajouter un </text:span><text:span text:style-name="T155">{{form_row(</text:span><text:span text:style-name="T162">requestPassForm</text:span><text:span text:style-name="T155">.</text:span><text:span text:style-name="T162">email</text:span><text:span text:style-name="T155">)}}</text:span><text:span text:style-name="T92"> pour renseigner que le champ email arrive avant le boutton.</text:span></text:p>
      <text:p text:style-name="P15"><text:span text:style-name="T136">- </text:span><text:span text:style-name="T137">Pour traiter l</text:span><text:span text:style-name="T138">e formulaire de demande de changement de mot de passe, </text:span><text:span text:style-name="T139">on ajoute </text:span><text:span text:style-name="T181"> </text:span><text:span text:style-name="T163">$form→handleRequest($request);</text:span><text:span text:style-name="T164"> </text:span><text:span text:style-name="T146">e</text:span><text:span text:style-name="T147">t</text:span><text:span text:style-name="T146"> on vérifie si le formulaire a été e</text:span><text:span text:style-name="T147">nvoyé et valide, puis on va chercher si l’utilisateur ex</text:span><text:span text:style-name="T148">iste</text:span><text:span text:style-name="T147">, avec le UsersRepository. </text:span><text:span text:style-name="T148">On ne précise à l’utilisateur si le compte existe ou non, pour éviter les piratages.</text:span></text:p>
      <text:p text:style-name="P15"><text:soft-page-break/><text:span text:style-name="T148">- </text:span><text:span text:style-name="T149">Si l’utilisateur est correcte, on génère un token de réinitialisation avec le service Symfony </text:span><text:span text:style-name="T150">TokenGeneratorInterface et on l’attribue à l’utilisateur avec la fonction setResetToken de notre entity Users, </text:span><text:span text:style-name="T151">puis on flush l’utilisateur.</text:span></text:p>
      <text:p text:style-name="P14"><text:span text:style-name="T138">- </text:span><text:span text:style-name="T140">Une fois le token créée, on génère un lien v</text:span><text:span text:style-name="T141">ers une nouvelle page de réinitialisation cette fois, avec le token en URL. Cette url est créée avec la méthode generateUrl qui prend en paramètres le nom de notre route de réinitialisation, le token et A</text:span><text:span text:style-name="T142">bsolute_Url, comme pour le lien de validation de compte, pour avoir le bon chemin vers le site</text:span><text:span text:style-name="T141">. </text:span><text:span text:style-name="T144">P</text:span><text:span text:style-name="T143">uis on créée le mail à envoyer en renseignant les différentes informations nécessaires, et le template de réinitialisation de mail.</text:span></text:p>
      <text:p text:style-name="P14"><text:span text:style-name="T143">- </text:span><text:span text:style-name="T144">Une fois le mail envoyé, on passe à la gestion de la <text:s/>réinitialisation elle même : </text:span><text:span text:style-name="T145">on vérifie tout d’abord si le token est valide, auquel cas on affiche un flash d’erreur, et on crée un nouveau formulaire de changement de mot de passe en se basant sur celui de la requête de changement de mot de passe.</text:span><text:span text:style-name="T144"><text:tab/></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5T18:09:20.938000000</dc:date>
    <meta:editing-duration>P1DT1M32S</meta:editing-duration>
    <meta:editing-cycles>135</meta:editing-cycles>
    <meta:generator>LibreOffice/6.3.4.2$Windows_X86_64 LibreOffice_project/60da17e045e08f1793c57c00ba83cdfce946d0aa</meta:generator>
    <meta:document-statistic meta:table-count="0" meta:image-count="0" meta:object-count="0" meta:page-count="5" meta:paragraph-count="79" meta:word-count="2769" meta:character-count="17427" meta:non-whitespace-character-count="14715"/>
  </office:meta>
</office:document-meta>
</file>